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30" style:family="table-column">
      <style:table-column-properties fo:break-before="auto" style:column-width="4.14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5.9429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5.481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7429in"/>
    </style:style>
    <style:style style:name="co19" style:family="table-column">
      <style:table-column-properties fo:break-before="auto" style:column-width="5.7398in"/>
    </style:style>
    <style:style style:name="co20" style:family="table-column">
      <style:table-column-properties fo:break-before="auto" style:column-width="1.4181in"/>
    </style:style>
    <style:style style:name="co21" style:family="table-column">
      <style:table-column-properties fo:break-before="auto" style:column-width="5.4283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5.2673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5.1709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4.1953in"/>
    </style:style>
    <style:style style:name="co33" style:family="table-column">
      <style:table-column-properties fo:break-before="auto" style:column-width="5.8465in"/>
    </style:style>
    <style:style style:name="co34" style:family="table-column">
      <style:table-column-properties fo:break-before="auto" style:column-width="1.5472in"/>
    </style:style>
    <style:style style:name="co35" style:family="table-column">
      <style:table-column-properties fo:break-before="auto" style:column-width="5.9in"/>
    </style:style>
    <style:style style:name="ro3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ll" table:style-name="ta1"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3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r. Bigglesworth</text:p>
          </table:table-cell>
          <table:table-cell office:value-type="string">
            <text:p>Bea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Kel'Thuzad's kitty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Target Dummy</text:p>
          </table:table-cell>
          <table:table-cell office:value-type="string">
            <text:p>Me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sp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busive Sergeant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ngry Chicken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rage: +5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Squir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lockwork Gnome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Add a Spare Part card to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ogmast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s +2 Attack while you have a mec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Elven Archer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Goldshire Footma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Grimscale Oracle</text:p>
          </table:table-cell>
          <table:table-cell office:value-type="string">
            <text:p>Murloc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ther Murlocs have +1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Hungry Crab</text:p>
          </table:table-cell>
          <table:table-cell office:value-type="string">
            <text:p>Bea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Destroy a Murloc and gain +2/+2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ghtwarde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character is healed, gain +2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urloc Raider</text:p>
          </table:table-cell>
          <table:table-cell office:value-type="string">
            <text:p>Murlo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urloc Tidecaller</text:p>
          </table:table-cell>
          <table:table-cell office:value-type="string">
            <text:p>Mur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Murloc is summoned, gain +1 attack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ecretkeep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Secret is played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eldbear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tonetusk Boa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dertak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you summon a minion with Deathrattle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Voodoo Doc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Restore 2 Health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orgen Infiltra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alth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Young Dragonhawk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Young Priestes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 the end of your turn, give another random friendly minion +1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Zombie Chow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Restore 5 Health to the enemy hero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cidic Swamp Ooz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stroy your opponent's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mani Berser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rage: +3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ncient Watche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n't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loodfen Rapto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loodmage Thalnos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aptain's Parrot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t a random Pirate from your deck into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razed Alchem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Swap the Attack and Health of a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oomsayer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t the start of your turn, destroy ALL minion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Echoing Ooz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Summon an exact copy of this minion at the end of the turn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Explosive Sheep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rattle: Deal 2 damage to all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't be targeted by spells of Hero Pow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rostwolf Gru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ilblin Stal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eal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unted Creepe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mmon two 1/1 Spectral Spid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Kobold Geomanc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ot Hoard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Lorewalker Ch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henever a player casts a spell, put a copy into the other player's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Bomb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randomly split between all other charact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Scient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Deathrattle: Put a Secret from your deck into the battlefiel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na Addic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2 Attack this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na Wraith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ALL minions cost (1) mor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ster Sword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 the end of your turn, give another random friendly minion +1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warp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Mechs cost (1) les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cro Machine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 the start of each turn, gain +1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illhouse Manast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nemy spells cost (0) next tur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urloc Tidehunte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ummon a 1/1 Murloc Scou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Nat Pag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start of your turn, you have a 50% chance to draw an extr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erub'ar Webl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minions with Battlecry cost (2) mor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Nerubian Egg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thrattle: Summon a 4/4 Nerubia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Novice Enginee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Pint-Sized Summon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he first minion you play each turn costs (1) less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Puddlestomper</text:p>
          </table:table-cell>
          <table:table-cell office:value-type="string">
            <text:p>Mur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Recombobulato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Transform a friendly minion into a random minion with the same Cos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iver Crocolisk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Stonesplinter Trogg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r opponent casts a spell, gain +1 Attack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fury Protecto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stable Ghou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. Deathrattle: Deal 1 damage to all minion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Wild Pyromanc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cast a spell, deal 1 damage to ALL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Youthful Brewma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colyte of Pain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this minion takes damage, draw a card.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larm-o-Bot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start of your turn, swap this minion with a random one in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Big Game Hun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stroy a minion with an Attack of 7 or more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Blood Knigh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All minions lose Divine Shield. Gain +3/+3 for each Shield los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ldlight Oracle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Each player draws 2 ca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ldlight Seer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LL other Murlocs +2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alaran Ma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ncing Sword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rattle: Your opponent draws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eathlor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aunt. Deathrattle: Your opponent puts a minion from their deck into the battlefiel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Demolisher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arthen Ring Farse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Restore 3 Health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Emperor Cobr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lesheating Ghou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friendly minion dies, gain +1 Attack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Flying Machine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nomeregan Infantr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ge. Taunt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nomish Experiement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raw a card. If it's a minion, transform it into a Chicke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Sapp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 +4 Attack while your opponent has 6 or more cards in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Hobgoblin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play a 1-Attack minion, give it +2/+2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lluminat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mp Master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t the end of your turn, deal 1 damage to this minion and summon a 1/1 Imp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njured Blademas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ttlecry: Deal 4 damage to HIMSELF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Ironforge Rifleman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Ironfur Grizzly</text:p>
          </table:table-cell>
          <table:table-cell office:value-type="string">
            <text:p>Beast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Jungle Panth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King Mukl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ive your opponent 2 Banana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l' Exorc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Battlecry: Gain +1/+1 for each enemy Deathrattle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agma Racer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ind Control Tech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r opponent has 4 or more minions, take control of one at random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urloc Warleader</text:p>
          </table:table-cell>
          <table:table-cell office:value-type="string">
            <text:p>Murloc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ALL other Murlocs have +2/+1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Ogre Brut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Questing Adventur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henever you play a card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aging Worge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Enrage: Windfury and +1 Attac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aid Lead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our other minions have +1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azorfen Hunter</text:p>
          </table:table-cell>
          <table:table-cell office:value-type="string">
            <text:p>(Beas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Summon a 1/1 Boar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carlet Crusa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hade of Naxxrama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ealth. At the start of your turn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attered Sun-Cleric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friendly minio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ilverback Patriarch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Spider Tank</text:p>
          </table:table-cell>
          <table:table-cell office:value-type="string">
            <text:p>Mech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oneskin Gargoy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restore this minion to full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auren Warri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Enrage: +3 Attack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Thrallmar Farse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inkertown Technicia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 have a Mech, gain +1/+1 and add a Spare Part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inkmaster Overspark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Transform another random minion into a 5/5 Devilsaur or a 1/1 Squirre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cient Brewmast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ncient Mag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djacent minions Spell Damage +1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Baron Rivendar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our minions trigger their Deathrattles twic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urly Rockjaw Trog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r opponent casts a spell, gain +2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hillwind Yet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ult 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one of your other minions dies,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Iron Dwar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minion +2 Attack this tur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ragonling Mechanic</text:p>
          </table:table-cell>
          <table:table-cell office:value-type="string">
            <text:p>(Mech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Summon a 2/1 Mechanical Dragonling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nhance-o Mechano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other minions Windfury, Taunt, or Divine Shield (at random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Kezan Mystic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ake control of a random enemy Secre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st Tallstrider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Mechanical Yeti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Give each player a Spare Par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ini-Mag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alth. Spell Damage +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ogu'shan Warde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Oasis Snapjaw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Ogre Magi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Old Murk Eye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rge, Has +1 Attack for each other Murloc on the battlef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en'jin Shieldmasta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moon Guardia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vine Shiel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llbreak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tormwind Knight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Twilight Drake</text:p>
          </table:table-cell>
          <table:table-cell office:value-type="string">
            <text:p>Dragon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cry: Gain +1 Health for each card in your han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olet Teach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 cast a spell, summon a 1/1 Violet Apprentic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Wailing Sou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Silence your other minion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bominati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. Deathrattle: Deal 2 damage to ALL character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Blingtron 3000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ttlecry: Equip a random weapon for each player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omb Lobbe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Deal 4 damage to a random enemy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ooty Bay Bodyguard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arkscale Heal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Restore 2 Health to all friendly characters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Elite Tauren Chieftain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Give both players the power to ROCK! (with a Power Chord card)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celess Manipulato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Choose a minion and become an exact copy of i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el Reaver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henever your opponent plays a card, discard the top 3 cards of your deck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en Creep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Feugen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athrattle: If Stalagg also died this game, summon Thaddiu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rostwolf Warlor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Gain +1/+1 for each other friendly minion on the battlef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Gurubashi Berserk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Whenever this minion takes damage, gain +3 Attack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Hemet Nesingwa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ttlecry: Destroy a Beas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Junk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a friendly Mech dies, gain +2/+2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adder Bomber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al 6 damage randomly split between all other characters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Mimiron's Head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t the start of your turn, if you have at least 3 Mechs, destroy them all and form V-07-TR-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Nightblad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 Hand Knigh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Summon a 2/2 Squir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ludge Belch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Deathrattle: Summon a 1/2 Slime with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ctral Knigh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n't be targeted by spells of Hero Power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piteful Smit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rage: Your weapon has +2 Attack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Stalag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athrattle: If Feugen also died this game, summon Thaddiu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tampeding Kod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Destroy a random enemy minion with 2 or less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tormpike Commando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al 2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ranglethorn Tiger</text:p>
          </table:table-cell>
          <table:table-cell office:value-type="string">
            <text:p>Beast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Venture Co. Mercenary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our minions cost (3) mor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rchmage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pell Damage +1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Argent Command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oulderfist Ogre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Cairne Bloodhoof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Summon a 4/5 Baine Bloodhoof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rost Elemental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Freeze a character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Gadgetzan Auctione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 cast a spell, draw a card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Gazlow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henever you cast a 1-mana spell, add a random Mech to your han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Gelbin Mekkatorque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Summon an AWESOME invention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Hogg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t the end of your turn, summon a 2/2 Gnoll with Taunt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Illidan Stormrage</text:p>
          </table:table-cell>
          <table:table-cell office:value-type="string">
            <text:p>Dem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enever you play a card, summon a 2/1 Flame of Azzino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Lord of the Arena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Maexxna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estroy any minion damaged by this minion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Mogor the Ogre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l minions have a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iloted Sky Golem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athrattle: Summon a random 4-Cost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riestess of Elune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eckless Rockete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walk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aunt. Divine Shield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Sylvanas Windrunn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Take control of a random enemy minion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The Beast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ummon a 3/3 Finkle Einhorn for your opponent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Toshley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ttlecry and Deathrattle: Add a Spare Part card to your han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ndfury Harpy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indfury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Baron Geddo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LL other character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ore Hound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Ravenholdt Assassi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tormwind Champion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our other minions have +1/+1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oggzor the Earthinato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henever your opponent casts a spell, summon a Burly Rockjaw Trogg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ar Golem</text:p>
          </table:table-cell>
          <table:table-cell/>
          <table:table-cell table:number-columns-repeated="3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Foe Reaper 4000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lso damages the minions next to whomever he attacks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Force-Tank MAX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ivine Shiel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Gruu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 the end of each turn, gain +1/+1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Kel'Thuzad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t the end of each turn, summon all friendly minions that died this turn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Ragnaros the Firelord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Can't Attack. At the end of your turn, deal 8 damage to a random enemy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Sneed's Old Shredder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eathrattle: Summon a random legendary minion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Alexstrasz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et a hero's remaining Health to 15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Malygos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pell Damage +5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Mekgineer Thermaplugg</text:p>
          </table:table-cell>
          <table:table-cell office:value-type="string">
            <text:p>Mech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henever an enemy minion dies, summon a Leper Gnome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Nozdormu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layers only have 15 seconds to take their turns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Onyxi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ummon 1/1 Whelps until your side of the battlefield is full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Yser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 the end of your turn, draw a Dream card.</text:p>
          </table:table-cell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Deathwing</text:p>
          </table:table-cell>
          <table:table-cell office:value-type="string">
            <text:p>Drag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attlecry: Destroy all other minions and discard your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ea Giant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minion on the battlefiel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lockwork Giant</text:p>
          </table:table-cell>
          <table:table-cell office:value-type="string">
            <text:p>Mech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card in your opponent's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Mountain Giant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card in your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Molten Giant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damage your hero has taken.</text:p>
          </table:table-cell>
        </table:table-row>
        <table:table-row table:style-name="ro2" table:number-rows-repeated="10483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ruid" table:style-name="ta1">
        <table:table-column table:style-name="co14" table:default-cell-style-name="ce5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6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unter" table:style-name="ta1">
        <table:table-column table:style-name="co14" table:default-cell-style-name="ce5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9" table:default-cell-style-name="Default"/>
        <table:table-column table:style-name="co10" table:number-columns-repeated="1016" table:default-cell-style-name="Default"/>
        <table:table-row table:style-name="ro2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7" office:value-type="string">
            <text:p>4-Legendary</text:p>
          </table:table-cell>
          <table:table-cell table:style-name="ce7" office:value-type="string">
            <text:p>Gahz'rilla</text:p>
          </table:table-cell>
          <table:table-cell table:style-name="ce7" office:value-type="string">
            <text:p>Beast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7" office:value-type="string">
            <text:p>Whenever this minion takes damage, double its Attack.</text:p>
          </table:table-cell>
          <table:table-cell table:style-name="ce11" table:number-columns-repeated="1016"/>
        </table:table-row>
        <table:table-row table:style-name="ro2">
          <table:table-cell/>
          <table:table-cell office:value-type="string">
            <text:p>4-Legendary</text:p>
          </table:table-cell>
          <table:table-cell office:value-type="string">
            <text:p>King Krush</text:p>
          </table:table-cell>
          <table:table-cell office:value-type="string">
            <text:p>Beast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har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estial Wrat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eign De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Gladiator's Longbow</text:p>
          </table:table-cell>
          <table:table-cell office:value-type="string">
            <text:p>WEAPO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our hero is Immune while Attacking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nak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teamwheedle Snip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Call Pe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Eaglehorn Bow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Explosive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 and 2 damage to adjacent one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Fla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King of Beasts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etaltooth Leap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isdirect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Savannah Highmane</text:p>
          </table:table-cell>
          <table:table-cell office:value-type="string">
            <text:p>Beast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Deathrattle: Summon two 2/2 Hyenas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bra Sho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dly Sho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random enemy minion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Explosive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Freezing Trap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Glaivezooka</text:p>
          </table:table-cell>
          <table:table-cell office:value-type="string">
            <text:p>WEAPON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cavenging Hyen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nipe</text:p>
          </table:table-cell>
          <table:table-cell office:value-type="string">
            <text:p>SECRE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leash the Hound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or each enemy minion, summon a 1/1 Hound with Charge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ebspinne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nimal Companio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rcane Sho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ound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unter's Mark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hange a minion's Health to 1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Kill Command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. If you have a Beast, deal 5 damage instead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ulti-Sho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tarving Buzzard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Timber Wolf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Track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Tundra Rhin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our Beasts have Charge.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Huff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Leokk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Mish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5"/>
        <table:table-column table:style-name="co10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1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Ice Block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5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5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Prophet Vele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Double the damage and healing of your spells and Hero Power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Vol'jin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ttlecry: Swap Health with another minion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Cabal Shadow Pries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Take control of an enemy minion that has 2 or less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Lightbomb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damage to each minion equal to its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indgame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a random minion from your opponent's deck into the battlefield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hadowbomb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Deal 3 damage to each hero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hadowf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our Hero Power becomes 'Deal 2 damage'. If already in Shadowform: 3 damage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uchenai Soulpries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our cards and powers that restore Health now deal damage instead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Holy Fir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. Restore 5 Health to your hero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ght of the Naaru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store 3 Health. If the target is still damaged, summon a Lightwarde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ghtwell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ss Dispe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lence all enemy minions. Draw a car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adow Madnes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Gain control of an enemy minion with 3 or less Attack until end of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hadowbox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character is healed, deal 1 damage to a random enemy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Upgraded Repair Bot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Battlecry: Give a friendy Mech +4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ircle of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4 Health to ALL minion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Cultis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Give a random friendly minion +3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nner 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be equal to its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ightspaw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is minion's Attack is always equal to its Health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hrinkmei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minion -2 Attack this tur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enc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ilence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emple Enforcer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Give a minion +3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houghtsteal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py 2 cards from your opponent's deck and put them into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Velen's Chose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minion +2/+4 and Spell Damage +1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ivine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uble a minion's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oly Nova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ll enemies. Restore 2 Health to all friendly character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oly Smi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ind Blas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5 damage to the enemy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ind Control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ake control of an enemy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ind Vis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t a copy of a random card in your opponent's hand into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Northshire Cleri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a minion is healed,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Power Word: Shiel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Health.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adow Word: Deat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minion with an Attack of 5 or mor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adow Word: Pai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 with an Attack of 3 or les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5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3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Lord Jaraxxus</text:p>
          </table:table-cell>
          <table:table-cell office:value-type="string">
            <text:p>Dem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attlecry: Destroy your hero and replace it with Lord Jaraxxu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'Ganis</text:p>
          </table:table-cell>
          <table:table-cell office:value-type="string">
            <text:p>Demon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Your other Demons have +2/+2. Your hero is Immune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Anima Golem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At the end of each turn, destroy this minion if it's your only one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ane of Doom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 character. If that kills it, summon a random Demon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emonhear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 to a minion. If it's a friendly Demon, give it +5/+5 instead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it Lord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Deal 5 damage to your hero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Twisting Nether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Destroy all minion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Doomguard</text:p>
          </table:table-cell>
          <table:table-cell office:value-type="string">
            <text:p>Demon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harge. Battlecry: Discard two random c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Fel Cannon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 non-Mech minio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Felguard</text:p>
          </table:table-cell>
          <table:table-cell office:value-type="string">
            <text:p>Demon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Battlecry: Destroy one of your Mana crystal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mp-los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-4 damage to a minion. Summon a 1/1 imp for each damage deal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istress of Pain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this minion takes damage, restore that much Health to your hero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hadowflam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 friendly minion and deal its Attack damage to all enemy minions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Siphon Soul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stroy a minion. Restore 3 Health to your hero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Void Terror</text:p>
          </table:table-cell>
          <table:table-cell office:value-type="string">
            <text:p>Demon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Battlecry: Destroy the minions on either side of this minion and gain their Attack and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. At the end of your turn, give another random friendly minion +1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bomb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 damage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monfir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's a friendly Demon, give it +2/+2 instea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 Imp</text:p>
          </table:table-cell>
          <table:table-cell office:value-type="string">
            <text:p>Dem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to your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Floating Watcher</text:p>
          </table:table-cell>
          <table:table-cell office:value-type="string">
            <text:p>Dem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r hero takes damage on your turn, gain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verwhelm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minion +4/+4 until end of turn. Then, it dies. Horribly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ense Demon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ut 2 random Demons from your deck into your han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Summoning Portal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our minions cost (2) less, but not less than (1)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Voidcaller</text:p>
          </table:table-cell>
          <table:table-cell office:value-type="string">
            <text:p>Dem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Put a random Demon from your hand into the battlef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orrup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n enemy minion. At the start of your turn, destroy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rain Lif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. Restore 2 Health to your hero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read Infernal</text:p>
          </table:table-cell>
          <table:table-cell office:value-type="string">
            <text:p>Demon</text:p>
          </table:table-cell>
          <table:table-cell table:number-columns-repeated="3" office:value-type="float" office:value="6">
            <text:p>6</text:p>
          </table:table-cell>
          <table:table-cell office:value-type="string">
            <text:p>Battlecry: Deal 1 damage to ALL other character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llfir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 to ALL character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ortal Coi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. If that kills it,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acrificial Pac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stroy a Demon. Restore 5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adow 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4 damage to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oul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4 damage. Discard a random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uccubus</text:p>
          </table:table-cell>
          <table:table-cell office:value-type="string">
            <text:p>Dem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iscard a random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Voidwalker</text:p>
          </table:table-cell>
          <table:table-cell office:value-type="string">
            <text:p>Demo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rior" table:style-name="ta1">
        <table:table-column table:style-name="co14" table:default-cell-style-name="ce5"/>
        <table:table-column table:style-name="co10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5" table:default-cell-style-name="Default"/>
        <table:table-row table:style-name="ro3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3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3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3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3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3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3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3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3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3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3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3" table:number-rows-repeated="3">
          <table:table-cell table:number-columns-repeated="6"/>
        </table:table-row>
        <table:table-row table:style-name="ro3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3" table:number-rows-repeated="104853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0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02T14:00:09</dc:date>
    <meta:editing-duration>P5DT58S</meta:editing-duration>
    <meta:editing-cycles>9</meta:editing-cycles>
    <meta:generator>LibreOffice/3.5$Linux_X86_64 LibreOffice_project/350m1$Build-2</meta:generator>
    <meta:document-statistic meta:table-count="11" meta:cell-count="3695" meta:object-count="0"/>
  </office:meta>
</office:document-meta>
</file>